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00" draw:textarea-vertical-align="middle"/>
    </style:style>
    <style:style style:name="gr3" style:family="graphic" style:parent-style-name="standard">
      <style:graphic-properties draw:fill="solid" draw:fill-color="#ff33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67cm" svg:height="0.343cm" svg:x="4.302cm" svg:y="2.651cm">
          <text:p text:style-name="P1"><text:span text:style-name="T1">*any*-RegionList</text:span></text:p>
        </draw:rect>
        <draw:rect draw:style-name="gr2" draw:text-style-name="P1" draw:layer="layout" svg:width="5.967cm" svg:height="0.393cm" svg:x="4.302cm" svg:y="2.994cm">
          <text:p text:style-name="P1"><text:span text:style-name="T1">RegionID</text:span></text:p>
        </draw:rect>
        <draw:rect draw:style-name="gr1" draw:text-style-name="P1" draw:layer="layout" svg:width="5.967cm" svg:height="0.344cm" svg:x="10.017cm" svg:y="3.681cm">
          <text:p text:style-name="P1"><text:span text:style-name="T1">RegionEANHotelIdMapping</text:span></text:p>
        </draw:rect>
        <draw:rect draw:style-name="gr2" draw:text-style-name="P1" draw:layer="layout" svg:width="5.967cm" svg:height="0.393cm" svg:x="10.017cm" svg:y="4.025cm">
          <text:p text:style-name="P1"><text:span text:style-name="T1">RegionID</text:span></text:p>
        </draw:rect>
        <draw:rect draw:style-name="gr3" draw:text-style-name="P1" draw:layer="layout" svg:width="5.967cm" svg:height="0.392cm" svg:x="10.017cm" svg:y="4.418cm">
          <text:p text:style-name="P1"><text:span text:style-name="T1">EANHotelID</text:span></text:p>
        </draw:rect>
        <draw:rect draw:style-name="gr1" draw:text-style-name="P1" draw:layer="layout" svg:width="5.968cm" svg:height="0.343cm" svg:x="15.479cm" svg:y="2.651cm">
          <text:p text:style-name="P1"><text:span text:style-name="T1">ActivePropertyList</text:span></text:p>
        </draw:rect>
        <draw:rect draw:style-name="gr3" draw:text-style-name="P1" draw:layer="layout" svg:width="5.968cm" svg:height="0.393cm" svg:x="15.479cm" svg:y="2.994cm">
          <text:p text:style-name="P1"><text:span text:style-name="T1">EANHotelID</text:span></text:p>
        </draw:rect>
        <draw:line draw:style-name="gr4" draw:text-style-name="P2" draw:layer="layout" svg:x1="8.336cm" svg:y1="3.191cm" svg:x2="12.034cm" svg:y2="4.221cm">
          <text:p/>
        </draw:line>
        <draw:line draw:style-name="gr4" draw:text-style-name="P2" draw:layer="layout" svg:x1="14.303cm" svg:y1="4.614cm" svg:x2="17.245cm" svg:y2="3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 Arce</meta:initial-creator>
    <meta:creation-date>2013-11-01T13:17:53</meta:creation-date>
    <dc:date>2013-11-01T15:08:02</dc:date>
    <dc:creator>Jon Arce</dc:creator>
    <meta:editing-duration>PT34M1S</meta:editing-duration>
    <meta:editing-cycles>2</meta:editing-cycles>
    <meta:generator>OpenOffice/4.0.1$Unix OpenOffice.org_project/401m5$Build-9714</meta:generator>
    <meta:document-statistic meta:object-count="9"/>
  </office:meta>
</office:document-meta>
</file>